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5pt" officeooo:rsid="000b3154" officeooo:paragraph-rsid="000b3154" style:font-size-asian="15pt" style:font-size-complex="15pt"/>
    </style:style>
    <style:style style:name="T1" style:family="text">
      <style:text-properties officeooo:rsid="000ca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ercizio</text:h>
      <text:p text:style-name="P2"/>
      <text:p text:style-name="P2">Si realizzi il diagramma ER della seguente realtà aziendale. In un’azienda ci sono vari dipendenti, tutti caratterizzati da un nome e un numero di matricola, gli operai, i segretari, addetti alla ricerca e sviluppo e i dirigenti. L’azienda è organizzata in reparti caratterizzati da un nome, a ogni reparto afferisce almeno <text:span text:style-name="T1">un</text:span> edificio caratterizzato da tipologia (ufficio, impianto industriale, magazzino), metratura, indirizzo e numero civico, alcuni edifici possono essere in condivisione tra più reparti.</text:p>
      <text:p text:style-name="P2"><text:line-break/>Gli operai sono caratterizzati da una mansione e lavorano in un solo reparto, i segretari possono occuparsi della segreteria commerciale o di quella amministrativa e lavorano in almeno un reparto, ma possono lavorare contemporaneamente in più reparti.</text:p>
      <text:p text:style-name="P2"><text:line-break/>Gli addetti alla ricerca e sviluppo lavorano sulla progettazione di uno o più prodotti, progettazione che può essere ancora in corso o meno, i prodotti con progettazione conclusa sono prodotti da almeno un reparto dell’azienda. I prodotti sono caratterizzati da un nome e da una version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08:01:04.887000000</meta:creation-date>
    <dc:date>2022-09-27T14:01:33.748000000</dc:date>
    <meta:editing-duration>PT5H2M40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158" meta:character-count="1059" meta:non-whitespace-character-count="902"/>
  </office:meta>
</office:document-meta>
</file>